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7" text:outline-level="7"><text:text-input text:description="Title">Title</text:text-input></text:h>
      <text:p text:style-name="Standard"><text:text-input text:description="Description">Description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</meta:initial-creator>
    <meta:creation-date>2014-05-11T14:06:44</meta:creation-date>
    <dc:date>2014-05-11T14:36:41</dc:date>
    <dc:creator>carlos </dc:creator>
    <meta:editing-duration>P0D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2" meta:word-count="3" meta:character-count="31" meta:non-whitespace-character-count="29"/>
  </office:meta>
</office:document-meta>
</file>